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ORM CONTATTO</text:p>
      <text:p text:style-name="P1"/>
      <text:p text:style-name="P3"/>
      <text:p text:style-name="P4">In questo caso abbiamo bisogno di un ModelForm per poter anche salvare i messaggi dentro il db.</text:p>
      <text:p text:style-name="P4">- Creiamo un modello in models.py:</text:p>
      <text:p text:style-name="P5">class Messaggio(models.Model):</text:p>
      <text:p text:style-name="P5"><text:s text:c="4"/>contatto = models.CharField(max_length=50)</text:p>
      <text:p text:style-name="P5"><text:s text:c="4"/>email = models.EmailField()</text:p>
      <text:p text:style-name="P5"><text:s text:c="4"/>oggetto = models.CharField(max_length=100)</text:p>
      <text:p text:style-name="P5"><text:s text:c="4"/>contenuto = models.TextField()</text:p>
      <text:p text:style-name="P5"/>
      <text:p text:style-name="P5"><text:s text:c="4"/>def __str__(self):</text:p>
      <text:p text:style-name="P5"><text:s text:c="8"/>return self.oggetto</text:p>
      <text:p text:style-name="P5"/>
      <text:p text:style-name="P5"><text:s text:c="4"/>class Meta:</text:p>
      <text:p text:style-name="P5"><text:s text:c="8"/>verbose_name = "Messaggio"</text:p>
      <text:p text:style-name="P5"><text:s text:c="8"/>verbose_name_plural = "Messaggi"</text:p>
      <text:list xml:id="list7944875204286863105" text:style-name="L1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</text:list-item>
      </text:list>
      <text:p text:style-name="P6"><text:tab/>- Creiamo un form in forms.py, un form di tipo Model...</text:p>
      <text:p text:style-name="P6"><text:tab/><text:tab/>class MessaggioForm(forms.ModelForm):</text:p>
      <text:p text:style-name="P6"><text:s text:c="4"/><text:tab/><text:tab/><text:tab/>class Meta:</text:p>
      <text:p text:style-name="P6"><text:s text:c="7"/><text:tab/><text:tab/><text:tab/> model = Messaggio</text:p>
      <text:p text:style-name="P6"><text:s text:c="8"/><text:tab/><text:tab/><text:tab/>fields = "__all__"</text:p>
      <text:p text:style-name="P6"/>
      <text:list xml:id="list5440224529117327068" text:style-name="L2">
        <text:list-item>
          <text:list>
            <text:list-item>
              <text:p text:style-name="P8">Una volta creato il model e il form, andiamo a creare una nosta view:</text:p>
              <text:list>
                <text:list-header>
                  <text:p text:style-name="P8">from django.shortcuts import render, HttpResponseRedirect</text:p>
                  <text:p text:style-name="P8">from .forms import MessaggioForm</text:p>
                  <text:p text:style-name="P8"># Create your views here.</text:p>
                  <text:p text:style-name="P8"/>
                  <text:p text:style-name="P8">def MessaggioView(request):</text:p>
                  <text:p text:style-name="P8"><text:s text:c="4"/>if request.method=="POST":</text:p>
                  <text:p text:style-name="P8"><text:s text:c="8"/>form = MessaggioForm(request.POST)</text:p>
                  <text:p text:style-name="P8"><text:s text:c="8"/>if form.is_valid():</text:p>
                  <text:p text:style-name="P8"><text:s text:c="12"/>nuovo_messaggio = form.save()</text:p>
                  <text:p text:style-name="P8"><text:s text:c="12"/>return HttpResponseRedirect("/")</text:p>
                  <text:p text:style-name="P8"><text:s text:c="3"/>else:</text:p>
                  <text:p text:style-name="P8"><text:s text:c="8"/>form = MessaggioForm()</text:p>
                  <text:p text:style-name="P8"><text:s text:c="3"/>context = {"form":form}</text:p>
                  <text:p text:style-name="P8"><text:s text:c="3"/>return render(request, 'contatti/form_contatto.html', context)</text:p>
                </text:list-header>
              </text:list>
            </text:list-item>
          </text:list>
        </text:list-item>
      </text:list>
      <text:p text:style-name="P2"/>
      <text:list xml:id="list1280706950754330631" text:style-name="L3">
        <text:list-item>
          <text:list>
            <text:list-item>
              <text:p text:style-name="P9">Dopodiché andiamo a mappare la nostra view, e creiamo il relativo template.</text:p>
            </text:list-item>
            <text:list-item>
              <text:p text:style-name="P9">NB. il model va registrato in admin.py!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1T13:58:46</meta:creation-date>
    <dc:date>2018-06-01T12:56:10.64</dc:date>
    <meta:editing-duration>PT39M27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1" meta:paragraph-count="34" meta:word-count="160" meta:character-count="1290"/>
  </office:meta>
</office:document-meta>
</file>